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620000039E4F23E4F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27.7cm" svg:height="18.655cm" draw:z-index="0"><draw:image xlink:href="Pictures/10000000000005620000039E4F23E4F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6:11:33.518338997</meta:creation-date>
    <dc:date>2016-06-20T13:17:55.605276976</dc:date>
    <meta:editing-duration>PT7M10S</meta:editing-duration>
    <meta:editing-cycles>10</meta:editing-cycles>
    <meta:generator>LibreOffice/4.3.3.2$Linux_X86_64 LibreOffice_project/43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